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ast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discard a Dice card for any reason, deal 1 damage to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 table:number-columns-repeated="3"/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1:55:38.785694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09T16:23:54.868444110</dc:date>
    <meta:editing-duration>P6DT1H23M16S</meta:editing-duration>
    <meta:editing-cycles>852</meta:editing-cycles>
    <meta:document-statistic meta:table-count="10" meta:cell-count="1986" meta:object-count="0"/>
  </office:meta>
</office:document-meta>
</file>